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" svg:font-family="Mangal"/>
    <style:font-face style:name="Tahoma1" svg:font-family="Tahoma, Verdana, Geneva, Arial, Helvetica, sans-serif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 style:list-style-name="L2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 style:list-style-name="L2">
      <style:paragraph-properties fo:margin-top="0cm" fo:margin-bottom="0cm" loext:contextual-spacing="false"/>
    </style:style>
    <style:style style:name="P7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49cm" style:auto-text-indent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0d9c7b" style:font-size-asian="12pt" style:font-size-complex="12pt"/>
    </style:style>
    <style:style style:name="P18" style:family="paragraph" style:parent-style-name="Standard" style:list-style-name="L2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19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43600" style:font-name="Times New Roman" fo:font-size="12pt" fo:letter-spacing="normal" fo:font-style="normal" fo:font-weight="normal" officeooo:paragraph-rsid="00074a3a" style:font-size-asian="12pt" style:font-size-complex="12pt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2056" style:font-name="Times New Roman" fo:font-size="12pt" fo:letter-spacing="normal" fo:font-style="normal" fo:font-weight="bold" officeooo:paragraph-rsid="000e817d" style:font-size-asian="12pt" style:font-size-complex="12pt"/>
    </style:style>
    <style:style style:name="P2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2056" style:font-name="Times New Roman" fo:font-size="12pt" fo:letter-spacing="normal" fo:font-style="normal" fo:font-weight="normal" officeooo:paragraph-rsid="000e817d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43600" style:font-name="Times New Roman" fo:font-size="12pt" fo:letter-spacing="normal" fo:font-style="normal" fo:font-weight="normal" officeooo:paragraph-rsid="00074a3a" style:font-size-asian="12pt" style:font-size-complex="12pt"/>
    </style:style>
    <style:style style:name="P23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43600" style:font-name="Times New Roman" fo:font-size="12pt" fo:letter-spacing="normal" fo:font-style="normal" fo:font-weight="normal" officeooo:paragraph-rsid="00074a3a" style:font-size-asian="12pt" style:font-size-complex="12pt"/>
    </style:style>
    <style:style style:name="P2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43600" style:font-name="Times New Roman" fo:font-size="12pt" fo:letter-spacing="normal" fo:language="ru" fo:country="RU" fo:font-style="normal" fo:font-weight="normal" officeooo:paragraph-rsid="00074a3a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2056" style:font-name="Times New Roman" fo:font-size="11pt" fo:letter-spacing="normal" fo:font-style="normal" fo:font-weight="bold" officeooo:paragraph-rsid="00074a3a" style:font-size-asian="11pt" style:font-size-complex="11pt"/>
    </style:style>
    <style:style style:name="P26" style:family="paragraph" style:parent-style-name="Text_20_body" style:list-style-name="L1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2056" style:font-name="Times New Roman" fo:font-size="12pt" fo:letter-spacing="normal" fo:font-style="normal" fo:font-weight="bold" officeooo:paragraph-rsid="00074a3a" style:font-size-asian="12pt" style:font-size-complex="12pt"/>
    </style:style>
    <style:style style:name="P27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43600" style:font-name="Times New Roman" fo:font-size="12pt" fo:letter-spacing="normal" fo:font-style="normal" fo:font-weight="normal" officeooo:paragraph-rsid="00074a3a" style:font-size-asian="12pt" style:font-size-complex="12pt"/>
    </style:style>
    <style:style style:name="P28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43600" style:font-name="Times New Roman" fo:font-size="12pt" fo:letter-spacing="normal" fo:font-style="normal" fo:font-weight="normal" officeooo:paragraph-rsid="00074a3a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officeooo:paragraph-rsid="000e817d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0e817d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font-variant="normal" fo:text-transform="none" fo:color="#043600" style:font-name="Tahoma1" fo:font-size="14pt" fo:letter-spacing="normal" fo:language="ru" fo:country="RU" fo:font-style="normal" fo:font-weight="normal" officeooo:paragraph-rsid="00074a3a" style:font-size-asian="14pt" style:font-size-complex="14pt" fo:hyphenate="false" fo:hyphenation-remain-char-count="2" fo:hyphenation-push-char-count="2"/>
    </style:style>
    <style:style style:name="P32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43600" style:font-name="Times New Roman" fo:font-size="12pt" fo:letter-spacing="normal" fo:language="ru" fo:country="RU" fo:font-style="normal" fo:font-weight="normal" officeooo:paragraph-rsid="00074a3a" style:font-size-asian="12pt" style:font-size-complex="12pt"/>
    </style:style>
    <style:style style:name="P33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43600" style:font-name="Times New Roman" fo:font-size="12pt" fo:letter-spacing="normal" fo:font-style="normal" fo:font-weight="normal" officeooo:paragraph-rsid="00074a3a" style:font-size-asian="12pt" style:font-size-complex="12pt"/>
    </style:style>
    <style:style style:name="P34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49cm" style:auto-text-indent="false"/>
      <style:text-properties fo:font-variant="normal" fo:text-transform="none" fo:color="#043600" style:font-name="Tahoma1" fo:font-size="14pt" fo:letter-spacing="normal" fo:font-style="normal" fo:font-weight="normal" officeooo:paragraph-rsid="00074a3a" style:font-size-asian="14pt" style:font-size-complex="14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49cm" style:auto-text-indent="false"/>
      <style:text-properties fo:font-variant="normal" fo:text-transform="none" fo:color="#043600" style:font-name="Tahoma1" fo:font-size="14pt" fo:letter-spacing="normal" fo:font-style="normal" fo:font-weight="normal" officeooo:paragraph-rsid="00074a3a" style:font-size-asian="14pt" style:font-size-complex="14pt"/>
    </style:style>
    <style:style style:name="P36" style:family="paragraph" style:parent-style-name="Heading_20_5">
      <style:text-properties style:font-name="Times New Roman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b230"/>
    </style:style>
    <style:style style:name="T3" style:family="text">
      <style:text-properties fo:language="ru" fo:country="RU" fo:font-weight="bold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officeooo:rsid="000e817d" style:font-weight-asian="bold" style:font-weight-complex="bold"/>
    </style:style>
    <style:style style:name="T6" style:family="text">
      <style:text-properties fo:language="ru" fo:country="RU" officeooo:rsid="0007b8fe"/>
    </style:style>
    <style:style style:name="T7" style:family="text">
      <style:text-properties fo:language="ru" fo:country="RU" officeooo:rsid="000e817d"/>
    </style:style>
    <style:style style:name="T8" style:family="text">
      <style:text-properties fo:font-variant="normal" fo:text-transform="none" fo:color="#043600" fo:letter-spacing="normal" fo:font-style="normal" fo:font-weight="normal"/>
    </style:style>
    <style:style style:name="T9" style:family="text">
      <style:text-properties fo:font-variant="normal" fo:text-transform="none" fo:color="#043600" fo:letter-spacing="normal" fo:font-style="normal" fo:font-weight="normal" officeooo:rsid="00074a3a"/>
    </style:style>
    <style:style style:name="T10" style:family="text">
      <style:text-properties fo:font-variant="normal" fo:text-transform="none" fo:color="#043600" fo:letter-spacing="normal" fo:language="ru" fo:country="RU" fo:font-style="normal" fo:font-weight="normal"/>
    </style:style>
    <style:style style:name="T11" style:family="text">
      <style:text-properties fo:font-variant="normal" fo:text-transform="none" fo:color="#043600" fo:letter-spacing="normal" fo:language="ru" fo:country="RU" fo:font-style="normal" fo:font-weight="normal" officeooo:rsid="00074a3a"/>
    </style:style>
    <style:style style:name="T12" style:family="text">
      <style:text-properties fo:font-variant="normal" fo:text-transform="none" fo:color="#043600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name-complex="Times New Roman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officeooo:rsid="0007b8fe" style:font-size-asian="12pt" style:font-name-complex="Times New Roman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officeooo:rsid="000e817d" style:font-size-asian="12pt" style:font-name-complex="Times New Roman" style:font-size-complex="12pt"/>
    </style:style>
    <style:style style:name="T16" style:family="text">
      <style:text-properties fo:font-variant="normal" fo:text-transform="none" fo:color="#000000" style:font-name="Times New Roman" fo:letter-spacing="normal" fo:language="ru" fo:country="RU" fo:font-style="normal" fo:font-weight="bold" style:font-name-complex="Times New Roman"/>
    </style:style>
    <style:style style:name="T17" style:family="text">
      <style:text-properties fo:font-variant="normal" fo:text-transform="none" fo:color="#000000" style:font-name="Times New Roman" fo:letter-spacing="normal" fo:language="ru" fo:country="RU" fo:font-style="normal" fo:font-weight="bold" officeooo:rsid="0007b8fe" style:font-name-complex="Times New Roman"/>
    </style:style>
    <style:style style:name="T18" style:family="text">
      <style:text-properties fo:font-variant="normal" fo:text-transform="none" fo:color="#000000" style:font-name="Times New Roman" fo:letter-spacing="normal" fo:language="ru" fo:country="RU" fo:font-style="normal" fo:font-weight="bold" officeooo:rsid="000e817d" style:font-name-complex="Times New Roman"/>
    </style:style>
    <style:style style:name="T19" style:family="text">
      <style:text-properties fo:font-variant="normal" fo:text-transform="none" fo:color="#000000" fo:font-size="12pt" fo:letter-spacing="normal" fo:language="ru" fo:country="RU" fo:font-style="normal" fo:font-weight="bold" style:font-size-asian="12pt" style:font-name-complex="Times New Roman" style:font-size-complex="12pt"/>
    </style:style>
    <style:style style:name="T20" style:family="text">
      <style:text-properties fo:font-variant="normal" fo:text-transform="none" fo:color="#000000" fo:font-size="12pt" fo:letter-spacing="normal" fo:language="ru" fo:country="RU" fo:font-style="normal" fo:font-weight="bold" officeooo:rsid="0007b8fe" style:font-size-asian="12pt" style:font-name-complex="Times New Roman" style:font-size-complex="12pt"/>
    </style:style>
    <style:style style:name="T21" style:family="text">
      <style:text-properties fo:font-variant="normal" fo:text-transform="none" fo:color="#000000" fo:font-size="12pt" fo:letter-spacing="normal" fo:language="ru" fo:country="RU" fo:font-style="normal" fo:font-weight="bold" officeooo:rsid="000e817d" style:font-size-asian="12pt" style:font-name-complex="Times New Roman" style:font-size-complex="12pt"/>
    </style:style>
    <style:style style:name="T22" style:family="text">
      <style:text-properties officeooo:rsid="0005b230"/>
    </style:style>
    <style:style style:name="T23" style:family="text">
      <style:text-properties fo:font-weight="bold"/>
    </style:style>
    <style:style style:name="T24" style:family="text">
      <style:text-properties officeooo:rsid="00074a3a"/>
    </style:style>
    <style:style style:name="T25" style:family="text">
      <style:text-properties fo:color="#000000"/>
    </style:style>
    <style:style style:name="T26" style:family="text">
      <style:text-properties fo:color="#000000" officeooo:rsid="00074a3a"/>
    </style:style>
    <style:style style:name="T27" style:family="text">
      <style:text-properties fo:color="#000000" style:font-name="Times New Roman" fo:font-size="12pt" fo:language="ru" fo:country="RU" style:font-size-asian="12pt" style:font-name-complex="Times New Roman" style:font-size-complex="12pt"/>
    </style:style>
    <style:style style:name="T28" style:family="text">
      <style:text-properties fo:color="#000000" style:font-name="Times New Roman" fo:font-size="12pt" fo:language="ru" fo:country="RU" officeooo:rsid="0007b8fe" style:font-size-asian="12pt" style:font-name-complex="Times New Roman" style:font-size-complex="12pt"/>
    </style:style>
    <style:style style:name="T29" style:family="text">
      <style:text-properties fo:color="#000000" style:font-weight-asian="bold" style:font-weight-complex="bold"/>
    </style:style>
    <style:style style:name="T30" style:family="text">
      <style:text-properties officeooo:rsid="0007b8fe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05b230" style:font-size-asian="12pt" style:font-size-complex="12pt"/>
    </style:style>
    <style:style style:name="T33" style:family="text">
      <style:text-properties fo:font-size="12pt" fo:language="ru" fo:country="RU" style:font-size-asian="12pt" style:font-size-complex="12pt"/>
    </style:style>
    <style:style style:name="T34" style:family="text">
      <style:text-properties fo:font-size="12pt" fo:language="ru" fo:country="RU" officeooo:rsid="0005b230" style:font-size-asian="12pt" style:font-size-complex="12pt"/>
    </style:style>
    <style:style style:name="T35" style:family="text">
      <style:text-properties fo:font-size="12pt" fo:language="ru" fo:country="RU" style:font-size-asian="12pt" style:font-name-complex="Times New Roman" style:font-size-complex="12pt"/>
    </style:style>
    <style:style style:name="T36" style:family="text">
      <style:text-properties fo:font-size="12pt" fo:language="ru" fo:country="RU" officeooo:rsid="0005b230" style:font-size-asian="12pt" style:font-name-complex="Times New Roman" style:font-size-complex="12pt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ize="12pt" fo:language="ru" fo:country="RU" fo:font-weight="bold" style:font-size-asian="12pt" style:font-weight-asian="bold" style:font-name-complex="Times New Roman" style:font-size-complex="12pt"/>
    </style:style>
    <style:style style:name="T39" style:family="text">
      <style:text-properties style:font-name="Times New Roman" fo:font-size="12pt" fo:language="ru" fo:country="RU" fo:font-weight="bold" officeooo:rsid="00092be3" style:font-size-asian="12pt" style:font-weight-asian="bold" style:font-name-complex="Times New Roman" style:font-size-complex="12pt"/>
    </style:style>
    <style:style style:name="T40" style:family="text">
      <style:text-properties style:font-name="Times New Roman" fo:font-size="12pt" fo:language="ru" fo:country="RU" fo:font-weight="bold" style:font-name-asian="Times New Roman" style:font-size-asian="12pt" style:font-weight-asian="bold" style:font-name-complex="Times New Roman" style:font-size-complex="12pt"/>
    </style:style>
    <style:style style:name="T41" style:family="text">
      <style:text-properties style:font-name="Times New Roman" fo:font-size="12pt" fo:language="ru" fo:country="RU" style:font-size-asian="12pt" style:font-name-complex="Times New Roman" style:font-size-complex="12pt"/>
    </style:style>
    <style:style style:name="T42" style:family="text">
      <style:text-properties style:font-name="Times New Roman" fo:font-size="12pt" fo:language="ru" fo:country="RU" officeooo:rsid="0005b230" style:font-size-asian="12pt" style:font-name-complex="Times New Roman" style:font-size-complex="12pt"/>
    </style:style>
    <style:style style:name="T43" style:family="text">
      <style:text-properties style:font-name="Times New Roman" fo:font-size="12pt" fo:language="ru" fo:country="RU" officeooo:rsid="0007b8fe" style:font-size-asian="12pt" style:font-name-complex="Times New Roman" style:font-size-complex="12pt"/>
    </style:style>
    <style:style style:name="T44" style:family="text">
      <style:text-properties style:font-name="Times New Roman" fo:font-size="12pt" fo:language="ru" fo:country="RU" officeooo:rsid="00092be3" style:font-size-asian="12pt" style:font-name-complex="Times New Roman" style:font-size-complex="12pt"/>
    </style:style>
    <style:style style:name="T45" style:family="text">
      <style:text-properties style:font-name="Times New Roman" fo:font-size="12pt" fo:language="ru" fo:country="RU" style:font-size-asian="12pt" style:font-weight-asian="bold" style:font-name-complex="Times New Roman" style:font-size-complex="12pt"/>
    </style:style>
    <style:style style:name="T46" style:family="text">
      <style:text-properties style:font-name="Times New Roman" fo:font-size="12pt" fo:language="ru" fo:country="RU" style:font-size-asian="12pt" style:font-size-complex="12pt"/>
    </style:style>
    <style:style style:name="T47" style:family="text">
      <style:text-properties style:font-name="Times New Roman" fo:font-size="12pt" fo:language="ru" fo:country="RU" officeooo:rsid="0005b230" style:font-size-asian="12pt" style:font-size-complex="12pt"/>
    </style:style>
    <style:style style:name="T48" style:family="text">
      <style:text-properties style:font-name="Times New Roman" fo:font-size="12pt" style:font-size-asian="12pt" style:font-size-complex="12pt"/>
    </style:style>
    <style:style style:name="T49" style:family="text">
      <style:text-properties style:font-name="Times New Roman" fo:font-size="12pt" officeooo:rsid="0005b230" style:font-size-asian="12pt" style:font-size-complex="12pt"/>
    </style:style>
    <style:style style:name="T50" style:family="text">
      <style:text-properties style:font-name="Times New Roman" fo:font-size="12pt" style:font-size-asian="12pt" style:font-name-complex="Times New Roman" style:font-size-complex="12pt"/>
    </style:style>
    <style:style style:name="T51" style:family="text">
      <style:text-properties style:font-name="Times New Roman" fo:font-size="12pt" officeooo:rsid="0007b8fe" style:font-size-asian="12pt" style:font-name-complex="Times New Roman" style:font-size-complex="12pt"/>
    </style:style>
    <style:style style:name="T52" style:family="text">
      <style:text-properties style:font-name="Times New Roman" fo:language="ru" fo:country="RU"/>
    </style:style>
    <style:style style:name="T53" style:family="text">
      <style:text-properties style:font-name="Times New Roman" fo:language="ru" fo:country="RU" fo:font-weight="bold" style:font-name-asian="Times New Roman" style:font-weight-asian="bold" style:font-name-complex="Times New Roman"/>
    </style:style>
    <style:style style:name="T54" style:family="text">
      <style:text-properties style:font-name="Times New Roman" fo:language="ru" fo:country="RU" fo:font-weight="bold" style:font-weight-asian="bold" style:font-name-complex="Times New Roman"/>
    </style:style>
    <style:style style:name="T55" style:family="text">
      <style:text-properties style:font-name="Times New Roman" fo:language="ru" fo:country="RU" officeooo:rsid="0005b230"/>
    </style:style>
    <style:style style:name="T56" style:family="text">
      <style:text-properties style:font-name="Times New Roman" fo:language="ru" fo:country="RU" style:font-name-complex="Times New Roman"/>
    </style:style>
    <style:style style:name="T57" style:family="text">
      <style:text-properties style:font-name="Times New Roman" fo:language="ru" fo:country="RU" officeooo:rsid="0005b230" style:font-name-complex="Times New Roman"/>
    </style:style>
    <style:style style:name="T58" style:family="text">
      <style:text-properties style:font-name="Times New Roman" officeooo:rsid="0005b230"/>
    </style:style>
    <style:style style:name="T59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60" style:family="text">
      <style:text-properties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/>
    </style:style>
    <style:style style:name="T61" style:family="text">
      <style:text-properties fo:color="#043600"/>
    </style:style>
    <style:style style:name="T62" style:family="text">
      <style:text-properties fo:color="#043600" fo:font-weight="normal"/>
    </style:style>
    <style:style style:name="T63" style:family="text">
      <style:text-properties fo:color="#043600" style:font-weight-asian="bold" style:font-weight-complex="bold"/>
    </style:style>
    <text:list-style style:name="L1">
      <text:list-level-style-bullet text:level="1" text:bullet-char="•">
        <style:list-level-properties text:space-before="1.247cm"/>
        <style:text-properties style:font-name="StarSymbol"/>
      </text:list-level-style-bullet>
      <text:list-level-style-bullet text:level="2" text:bullet-char="●">
        <style:list-level-properties text:space-before="1.995cm" text:min-label-width="0.499cm"/>
        <style:text-properties style:font-name="StarSymbol"/>
      </text:list-level-style-bullet>
      <text:list-level-style-bullet text:level="3" text:bullet-char="●">
        <style:list-level-properties text:space-before="3.242cm" text:min-label-width="0.499cm"/>
        <style:text-properties style:font-name="StarSymbol"/>
      </text:list-level-style-bullet>
      <text:list-level-style-bullet text:level="4" text:bullet-char="●">
        <style:list-level-properties text:space-before="4.489cm" text:min-label-width="0.499cm"/>
        <style:text-properties style:font-name="StarSymbol"/>
      </text:list-level-style-bullet>
      <text:list-level-style-bullet text:level="5" text:bullet-char="●">
        <style:list-level-properties text:space-before="5.736cm" text:min-label-width="0.499cm"/>
        <style:text-properties style:font-name="StarSymbol"/>
      </text:list-level-style-bullet>
      <text:list-level-style-bullet text:level="6" text:bullet-char="●">
        <style:list-level-properties text:space-before="6.983cm" text:min-label-width="0.499cm"/>
        <style:text-properties style:font-name="StarSymbol"/>
      </text:list-level-style-bullet>
      <text:list-level-style-bullet text:level="7" text:bullet-char="●">
        <style:list-level-properties text:space-before="8.23cm" text:min-label-width="0.499cm"/>
        <style:text-properties style:font-name="StarSymbol"/>
      </text:list-level-style-bullet>
      <text:list-level-style-bullet text:level="8" text:bullet-char="●">
        <style:list-level-properties text:space-before="9.478cm" text:min-label-width="0.499cm"/>
        <style:text-properties style:font-name="StarSymbol"/>
      </text:list-level-style-bullet>
      <text:list-level-style-bullet text:level="9" text:bullet-char="●">
        <style:list-level-properties text:space-before="10.725cm" text:min-label-width="0.499cm"/>
        <style:text-properties style:font-name="StarSymbol"/>
      </text:list-level-style-bullet>
      <text:list-level-style-bullet text:level="10" text:bullet-char="●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ont_20_Style21"><text:span text:style-name="T59">Положение о правилах предоставления платных медицинских услуг</text:span></text:span></text:p>
      <text:p text:style-name="P5"><text:span text:style-name="Font_20_Style21"><text:span text:style-name="T60"><text:s/></text:span></text:span><text:span text:style-name="Font_20_Style21"><text:span text:style-name="T59">в ООО «Доступная Стоматология»</text:span></text:span></text:p>
      <text:p text:style-name="P7"/>
      <text:p text:style-name="P8"><text:span text:style-name="Font_20_Style21"><text:span text:style-name="T41">Общие положения</text:span></text:span></text:p>
      <text:p text:style-name="P9"/>
      <text:p text:style-name="P12"><text:span text:style-name="Font_20_Style21"><text:span text:style-name="T41">1.1. Настоящее Положение регулирует отношения между исполнителями и потребителями (заказчиками) медицинских услуг, определяет порядок и условия, обязательные для сторон при заключении и исполнении договора на оказание медицинских услуг в ООО «Доступная Стоматология»</text:span></text:span></text:p>
      <text:p text:style-name="P12"><text:span text:style-name="Font_20_Style21"><text:span text:style-name="T41">1.2. Основные термины, используемые в настоящем Положении:</text:span></text:span></text:p>
      <text:p text:style-name="P12"><text:span text:style-name="Font_20_Style21"><text:span text:style-name="T41">медицинская услуга - медицинская услуга, предоставляемая на возмездной основе за счет личных средств граждан, средств юридических лиц и иных средств на основании договоров;</text:span></text:span></text:p>
      <text:p text:style-name="P12"><text:span text:style-name="Font_20_Style21"><text:span text:style-name="T41">потребитель платных медицинских услуг - физическое лицо, имеющее намерение получить либо получающее медицинские услуги лично в соответствии с договором. Потребитель, получающий медицинские услуги в ООО «Доступная Стоматология», является пациентом, на которого распространяется действие Федерального закона от 21.11.2011 № 323-ФЗ «Об основах охраны здоровья граждан в Российской Федерации»;</text:span></text:span></text:p>
      <text:p text:style-name="P12"><text:span text:style-name="Font_20_Style21"><text:span text:style-name="T41">исполнитель – ООО «Доступная Стоматология»;</text:span></text:span></text:p>
      <text:p text:style-name="P12"><text:span text:style-name="Font_20_Style21"><text:span text:style-name="T41">заказчик - физическое (юридическое) лицо, имеющее намерение заказать (приобрести) либо заказывающее (приобретающее) медицинские услуги в соответствии с договором в пользу потребителя.</text:span></text:span></text:p>
      <text:p text:style-name="P12"><text:span text:style-name="Font_20_Style21"><text:span text:style-name="T41">1.3. Настоящее Положение разработано в соответствии с:</text:span></text:span></text:p>
      <text:p text:style-name="P12"><text:span text:style-name="Font_20_Style21"><text:span text:style-name="T41">Федеральным законом от 21.11.2011 № 323-ФЗ «Об основах охраны здоровья граждан в Российской Федерации»;</text:span></text:span></text:p>
      <text:p text:style-name="P12"><text:span text:style-name="Font_20_Style21"><text:span text:style-name="T41">Налоговым кодексом Российской Федерации;</text:span></text:span></text:p>
      <text:p text:style-name="P12"><text:span text:style-name="Font_20_Style21"><text:span text:style-name="T41">Гражданским кодексом Российской Федерации;</text:span></text:span></text:p>
      <text:p text:style-name="P12"><text:span text:style-name="Font_20_Style21"><text:span text:style-name="T41">Законом Российской Федерации от 07.02.1992 № 2300-1 «О защите прав потребителей»;</text:span></text:span></text:p>
      <text:p text:style-name="P12"><text:span text:style-name="Font_20_Style21"><text:span text:style-name="T41">Постановлением Правительства Российской Федерации от 04.10.2012 № 1006 «Об утверждении Правил предоставления медицинскими организациями платных медицинских услуг».</text:span></text:span></text:p>
      <text:p text:style-name="P12"><text:span text:style-name="Font_20_Style21"><text:span text:style-name="T41">1.4. Настоящее Положение распространяется на оказание медицинских услуг физическим и юридическим лицам.</text:span></text:span></text:p>
      <text:p text:style-name="P12"><text:span text:style-name="Font_20_Style21"><text:span text:style-name="T41">1.5. Услуги могут предоставляться в полном объеме стандартов медицинской помощи и клинических рекомендаций, утвержденных Министерством здравоохранения Российской Федерации и Стоматологической ассоциации России, либо по просьбе потребителя в виде осуществления отдельных консультаций или медицинских вмешательств, в том числе в объеме, превышающем объем выполняемого стандарта медицинской помощи.</text:span></text:span></text:p>
      <text:p text:style-name="P12"><text:span text:style-name="Font_20_Style21"><text:span text:style-name="T41">1.6. Услуги потребителям (заказчикам) оказываются по их желанию, на основании заключенных договоров.</text:span></text:span></text:p>
      <text:p text:style-name="P12"><text:span text:style-name="Font_20_Style21"><text:span text:style-name="T41">1.7. При предоставлении медицинских услуг должны соблюдаться порядки оказания медицинской помощи, утвержденные Министерством здравоохранения Российской Федерации.</text:span></text:span></text:p>
      <text:p text:style-name="P12"><text:span text:style-name="Font_20_Style21"><text:span text:style-name="T41">1.8. Отношения между исполнителем и потребителем (заказчиком) в части, не урегулированной настоящим Положением, регламентируются договором, заключенным между исполнителем и потребителем (заказчиком), гражданским законодательством Российской Федерации.</text:span></text:span></text:p>
      <text:p text:style-name="P12"><text:span text:style-name="Font_20_Style21"><text:span text:style-name="T41">1.9. Перечень медицинских услуг, предоставляемых ООО «Доступная Стоматология» физическим и юридическим лицам, определен действующей лицензией.</text:span></text:span></text:p>
      <text:p text:style-name="P2"/>
      <text:p text:style-name="P13"><text:span text:style-name="Font_20_Style21"><text:span text:style-name="T38">2. Условия предоставления медицинских услуг</text:span></text:span></text:p>
      <text:p text:style-name="P10"/>
      <text:p text:style-name="P12"><text:span text:style-name="Font_20_Style21"><text:span text:style-name="T41">2.1.ООО «Доступная Стоматология» предоставляет медицинские <text:s/>услуги:</text:span></text:span></text:p>
      <text:p text:style-name="P12"><text:span text:style-name="Font_20_Style21"><text:span text:style-name="T41">а) на условиях иных, чем предусмотрено Территориальной программой государственных гарантий бесплатного оказания гражданам медицинской помощи на территории Ивановской области (утвержденной постановлением Правительства Ивановской области от 25.12.2012 № 558-п);</text:span></text:span></text:p>
      <text:p text:style-name="P12"><text:span text:style-name="Font_20_Style21"><text:span text:style-name="T41">б) при самостоятельном обращении за получением медицинских услуг, за исключением случаев и порядка, предусмотренных статьей 21 Федерального закона «Об основах охраны здоровья граждан в Российской Федерации», и случаев оказания медицинской помощи, оказываемой в неотложной или экстренной форме. </text:span></text:span></text:p>
      <text:p text:style-name="P12"><text:soft-page-break/><text:span text:style-name="Font_20_Style21"><text:span text:style-name="T41">2.2.Предоставление медицинских услуг ООО «Доступная Стоматология» осуществляется только на избранный вид медицинской деятельности, определенный лицензией. </text:span></text:span></text:p>
      <text:p text:style-name="P12"><text:span text:style-name="Font_20_Style21"><text:span text:style-name="T41">2.3.При заключении договора потребителю (заказчику) предоставляется в доступной форме информация о возможности получения соответствующих видов и объемов медицинской помощи без взимания платы в рамках программы государственных гарантий бесплатного оказания гражданам медицинской помощи и территориальной программы государственных гарантий бесплатного оказания гражданам медицинской помощи.</text:span></text:span></text:p>
      <text:p text:style-name="P11"/>
      <text:p text:style-name="P13"><text:span text:style-name="Font_20_Style21"><text:span text:style-name="T38">3. Информация об исполнителе и оказываемых услугах</text:span></text:span></text:p>
      <text:p text:style-name="P11"/>
      <text:p text:style-name="P14"><text:span text:style-name="Font_20_Style21"><text:span text:style-name="T41">3.1. ООО «Доступная Стоматология» <text:s/>обязано предоставить посредством размещения на сайте в информационно-телекоммуникационной сети «Интернет», а также на информационном стенде <text:s/>информацию, содержащую следующие сведения:</text:span></text:span></text:p>
      <text:p text:style-name="P12"><text:span text:style-name="Font_20_Style21"><text:span text:style-name="T41">а) наименование и фирменное наименование;</text:span></text:span></text:p>
      <text:p text:style-name="P12"><text:span text:style-name="Font_20_Style21"><text:span text:style-name="T41">б) адрес места нахождения, данные документа, подтверждающего факт внесения сведений об учреждении в Единый государственный реестр юридических лиц, с указанием органа, осуществившего государственную регистрацию;</text:span></text:span></text:p>
      <text:p text:style-name="P12"><text:span text:style-name="Font_20_Style21"><text:span text:style-name="T41">в) сведения о лицензии на осуществление медицинской деятельности (номер и дата регистрации, перечень работ (услуг), составляющих медицинскую деятельность в соответствии с лицензией, наименование, адрес места нахождения и телефон выдавшего ее лицензирующего органа);</text:span></text:span></text:p>
      <text:p text:style-name="P12"><text:span text:style-name="Font_20_Style21"><text:span text:style-name="T41">г) перечень медицинских услуг с указанием цен в рублях, сведения об условиях, порядке, форме предоставления медицинских услуг и порядке их оплаты;</text:span></text:span></text:p>
      <text:p text:style-name="P12"><text:span text:style-name="Font_20_Style21"><text:span text:style-name="T41">д) сведения о медицинских работниках, участвующих в предоставлении медицинских услуг, об уровне их профессионального образования и квалификации;</text:span></text:span></text:p>
      <text:p text:style-name="P12"><text:span text:style-name="Font_20_Style21"><text:span text:style-name="T41">е) режим работы ООО «Доступная Стоматология», график работы медицинских работников, участвующих в предоставлении медицинских услуг;</text:span></text:span></text:p>
      <text:p text:style-name="P12"><text:span text:style-name="Font_20_Style21"><text:span text:style-name="T41">ж) адреса и телефоны органа исполнительной власти субъекта Российской Федерации в сфере охраны здоровья граждан, Территориального органа Федеральной службы по надзору в сфере здравоохранения и Территориального органа Федеральной службы по надзору в сфере защиты прав потребителей и благополучия человека.</text:span></text:span></text:p>
      <text:p text:style-name="P12"><text:span text:style-name="Font_20_Style21"><text:span text:style-name="T41">3.2.Информация, размещенная на информационном стенде, должна быть доступна неограниченному кругу лиц в течение всего рабочего времени. Информационный стенд располагается в доступном для посетителей месте и оформляется таким образом, чтобы можно было свободно ознакомиться с размещенной на нем информацией.</text:span></text:span></text:p>
      <text:p text:style-name="P12"><text:span text:style-name="Font_20_Style21"><text:span text:style-name="T41">3.3.В случае временного приостановления деятельности ООО «Доступная Стоматология» для проведения санитарных, ремонтных и иных мероприятий исполнитель обязан информировать потребителя (заказчика) о дате приостановления и дате возобновления оказания услуг, а также о возможности получения услуг в другом учреждении здравоохранения.</text:span></text:span></text:p>
      <text:p text:style-name="P4"><text:span text:style-name="Font_20_Style21"><text:span text:style-name="T41"><text:tab/>3.4.Исполнитель предоставляет для ознакомления по требованию потребителя (заказчика):</text:span></text:span></text:p>
      <text:p text:style-name="P12"><text:span text:style-name="Font_20_Style21"><text:span text:style-name="T41">а) копию учредительного документа учреждения;</text:span></text:span></text:p>
      <text:p text:style-name="P12"><text:span text:style-name="Font_20_Style21"><text:span text:style-name="T41">б) копию лицензии на осуществление медицинской деятельности с приложением перечня услуг, составляющих медицинскую деятельность в соответствии с лицензией.</text:span></text:span></text:p>
      <text:p text:style-name="P12"><text:span text:style-name="Font_20_Style21"><text:span text:style-name="T41">3.5.При заключении договора по требованию потребителя (заказчика) им должна предоставляться в доступной форме информация о медицинских услугах, содержащая следующие сведения:</text:span></text:span></text:p>
      <text:p text:style-name="P12"><text:span text:style-name="Font_20_Style21"><text:span text:style-name="T41">а) порядки оказания медицинской помощи и стандарты медицинской помощи, применяемые при предоставлении платных услуг;</text:span></text:span></text:p>
      <text:p text:style-name="P12"><text:span text:style-name="Font_20_Style21"><text:span text:style-name="T41">б) информация о конкретном медицинском работнике, предоставляющем соответствующую услугу (его профессиональном образовании и квалификации);</text:span></text:span></text:p>
      <text:p text:style-name="P12"><text:span text:style-name="Font_20_Style21"><text:span text:style-name="T41">в) информация о методах оказания медицинской помощи, связанных с ними рисках, возможных видах медицинского вмешательства, их последствиях и ожидаемых результатах оказания медицинской помощи;</text:span></text:span></text:p>
      <text:p text:style-name="P12"><text:span text:style-name="Font_20_Style21"><text:span text:style-name="T41">г) другие сведения, относящиеся к предмету договора.</text:span></text:span></text:p>
      <text:p text:style-name="P12"><text:span text:style-name="Font_20_Style21"><text:span text:style-name="T41">3.6.До заключения договора исполнитель в письменной форме уведомляет потребителя (заказчика) о том, что несоблюдение указаний (рекомендаций) исполнителя (медицинского </text:span></text:span><text:soft-page-break/><text:span text:style-name="Font_20_Style21"><text:span text:style-name="T41">работника, предоставляющего медицинскую услугу), в том числе назначенного режима лечения, могут снизить качество предоставляемой платной услуги, повлечь за собой невозможность ее завершения в срок или отрицательно сказаться на состоянии здоровья потребителя.</text:span></text:span></text:p>
      <text:p text:style-name="P11"/>
      <text:p text:style-name="P25"><text:span text:style-name="Font_20_Style21"><text:span text:style-name="T45">4. Порядок оказания медицинских услуг</text:span></text:span></text:p>
      <text:p text:style-name="P11"/>
      <text:p text:style-name="P16">4.1.Предоставление медицинских услуг в ООО «Доступная Стоматология» оформляется договором, которым регламентируются условия и сроки их получения, гарантии качества, порядок расчетов, права, обязанности и ответственность сторон.</text:p>
      <text:p text:style-name="P16">4.2.Исполнитель обязан предоставлять потребителю (заказчику) для ознакомления образцы договоров (других документов) об оказании услуг.</text:p>
      <text:p text:style-name="P16">4.3.Договор на предоставление медицинских услуг заключается в письменной форме.</text:p>
      <text:p text:style-name="P16">Договор составляется в 3 экземплярах, один из которых находится у исполнителя, второй - у заказчика, третий - у потребителя. В случае если договор заключается потребителем и исполнителем, он составляется в 2 экземплярах.</text:p>
      <text:p text:style-name="P16"><text:span text:style-name="T22">4.4</text:span> При первичном обращении <text:span text:style-name="T1">п</text:span>ациент обязан предоставить следующие документы: <text:s text:c="51"/><text:span text:style-name="T2">а) </text:span><text:s/>документ, удостоверяющий личность (паспорт) <text:span text:style-name="T1">пациента или его законного представителя</text:span>; <text:s text:c="2"/><text:span text:style-name="T22"><text:s text:c="49"/></text:span><text:span text:style-name="T2">б) </text:span>полис добровольного медицинского страхования, гарантийное письмо в случае прикрепления от страховых компаний .</text:p>
      <text:p text:style-name="P15"><text:span text:style-name="T49"><text:s/>4.5</text:span><text:span text:style-name="T48"> При задержке планового приема врачом более чем </text:span><text:span text:style-name="T46">на </text:span><text:span text:style-name="T48">15 минут по объективным, не зависящим от лечащего врача обстоятельствам,  </text:span><text:span text:style-name="T46">п</text:span><text:span text:style-name="T48">ациенту предлагается: <text:s text:c="2"/></text:span><text:span text:style-name="T49"><text:s text:c="100"/></text:span><text:span text:style-name="T47">а) </text:span><text:span text:style-name="T48">лечение в назначенное время у другого свободного специалиста; <text:s text:c="2"/></text:span><text:span text:style-name="T49"><text:s text:c="78"/></text:span><text:span text:style-name="T48"><text:s/></text:span><text:span text:style-name="T47">б)</text:span><text:span text:style-name="T48"> лечение в назначенный день с отсрочкой приема на время задержки у своего леча <text:s text:c="2"/></text:span><text:span text:style-name="T49"><text:s text:c="59"/></text:span><text:span text:style-name="T47">щего врача <text:s text:c="192"/></text:span><text:span text:style-name="T49"><text:s/></text:span><text:span text:style-name="Font_20_Style21"><text:span text:style-name="T42">в) </text:span></text:span><text:span text:style-name="Font_20_Style21"><text:span text:style-name="T41">перенос времени приема на другой день.</text:span></text:span></text:p>
      <text:p text:style-name="P16"><text:span text:style-name="T9">4</text:span><text:span text:style-name="T8">.</text:span><text:span text:style-name="T9">6</text:span><text:span text:style-name="T8"> </text:span><text:span text:style-name="T10">Платные медицинские</text:span><text:span text:style-name="T8"> </text:span><text:span text:style-name="T10">услуги в ООО «</text:span><text:span text:style-name="T11">Доступная стоматология</text:span><text:span text:style-name="T10">» предоставляются в виде первичной, в том числе доврачебной, врачебной и специализированной медико-санитарной помощи стоматологического профиля в соответствии с порядками и стандартами медицинской помощи, утвержденного Министерством здравоохранения РФ, либо по просьбе пациента в виде осуществления отдельных консультаций или медицинских вмешательств, в том числе в объеме превышающем объем выполняемого стандарта медицинской помощи.  <text:s text:c="77"/></text:span><text:span text:style-name="T11"><text:s text:c="176"/></text:span><text:span text:style-name="T8">4.</text:span><text:span text:style-name="T9">7</text:span><text:span text:style-name="T10">П</text:span><text:span text:style-name="T8">ациент на приеме сообщает лечащему врачу всю информацию, необходимую для постановки диагноза, проведения диагностических и лечебных мероприятий.</text:span></text:p>
      <text:p text:style-name="P16">4.<text:span text:style-name="T24">8</text:span>. После получения информации от лечащего врача <text:span text:style-name="T1">п</text:span>ациент подписывает добровольное информированное согласие на медицинское вмешательство или отказ от медицинского вмешательства. <text:span text:style-name="T23">Добровольное информированное согласие на медицинское вмешательство является необходимым условием для начала оказания медицинской помощи </text:span><text:span text:style-name="T3">и является неотъемлемой частью медицинской карты</text:span><text:span text:style-name="T1">. </text:span> Пациент несёт ответственность за последствия, связанные с отказом от медицинского вмешательства.</text:p>
      <text:p text:style-name="P17">4.<text:span text:style-name="T30">9</text:span>. Пациент обязан ознакомится с рекомендованным планом лечения <text:span text:style-name="T1">или протезирования </text:span>и, при согласии с ним, добросовестно его соблюдать. <text:s/><text:span text:style-name="T30"><text:s text:c="120"/></text:span></text:p>
      <text:p text:style-name="P17">4.<text:span text:style-name="T30">10</text:span>. Пациент не вправе вмешиваться в действия лечащего врача, осуществлять иные действия, способствующие нарушению оказания медицинской помощи.</text:p>
      <text:p text:style-name="P22"><text:soft-page-break/>4.<text:span text:style-name="T30">11</text:span>. Нахождение сопровождающих лиц в кабинете врача запрещается, в исключительных случаях нахождение сопровождающ<text:span text:style-name="T1">его</text:span> лиц<text:span text:style-name="T1">а </text:span><text:span text:style-name="T3">(не более одного</text:span><text:span text:style-name="T1">)</text:span> в кабинете врача допускается только <text:span text:style-name="T23">с разрешения лечащего врача и при условии выполнения всех его указаний.</text:span></text:p>
      <text:p text:style-name="P22">4.<text:span text:style-name="T30">12</text:span>. В случае, если отсутствует риск жизни и здоровья <text:span text:style-name="T1">п</text:span>ациента, лечащий врач имеет право отказаться от наблюдения и лечения <text:span text:style-name="T1">п</text:span>ациента при несоблюдения <text:span text:style-name="T1">п</text:span>ациентом настоящих Правил оказания медицинских услуг, а также, если желаемое <text:span text:style-name="T1">п</text:span>ациентом лечение не соответствует требованиям стандартов и технологий и в результате вмешательства может вызвать нежелательные последствия для <text:span text:style-name="T1">п</text:span>ациента.</text:p>
      <text:p text:style-name="P22">4.<text:span text:style-name="T30">13</text:span> <text:span text:style-name="T1">В случае, если при оказании платных медицинских услуг, потребуется предоставление медицинских услуг </text:span><text:span text:style-name="T3">по экстренным показаниям для устранения угрозы жизни пациента </text:span><text:span text:style-name="T1">при внезапных острых заболевания, состояниях, обострениях хронических заболеваний такие медицинские услуги оказываются </text:span><text:span text:style-name="T3">без взимания платы</text:span> <text:span text:style-name="T1">в соответствии с Федеральным законом от 21.11.2011 г. N 323-ФЗ «Об основах охраны здоровья граждан в Российской Федерации».</text:span></text:p>
      <text:p text:style-name="P24">4.<text:span text:style-name="T30">14</text:span> Перечень оказываемых услуг и их стоимость указывается в Прейскуранте, установленном директором ООО <text:s/>«<text:span text:style-name="T30">Доступная стоматология</text:span>»</text:p>
      <text:p text:style-name="P24">4.1<text:span text:style-name="T30">5</text:span> Оплата услуг производится в регистратуре Общества на основании накладных, оформленных лечащим врачом. Расчеты с физическим лицом осуществляются наличными средствами с применением бланков строгой отчетности. Возможен и безналичный расчет на основании счета, выставленного за оказанные услуги;</text:p>
      <text:p text:style-name="P31"><text:span text:style-name="Font_20_Style21"><text:span text:style-name="T50">4.1</text:span></text:span><text:span text:style-name="Font_20_Style21"><text:span text:style-name="T51">6</text:span></text:span><text:span text:style-name="Font_20_Style21"><text:span text:style-name="T50"> По требованию пациента (при наличии квитанций об оплате) для получения социального вычета на лечение предоставляется «Справка об оплате медицинских услуг для предоставления в налоговые органы» по установленной форме.</text:span></text:span></text:p>
      <text:list xml:id="list5347796523012210702" text:style-name="L1">
        <text:list-header>
          <text:p text:style-name="P26"><text:span text:style-name="T26">5. </text:span><text:span text:style-name="T25">Права и обязанности Пациентов</text:span></text:p>
        </text:list-header>
        <text:list-item>
          <text:p text:style-name="P26"><text:span text:style-name="T25"/></text:p>
          <text:p text:style-name="P28"><text:s/><text:span text:style-name="T24">5</text:span>.1<text:span text:style-name="T23">. Пациент имеет право на:</text:span></text:p>
        </text:list-item>
      </text:list>
      <text:h text:style-name="P36" text:outline-level="5"><text:span text:style-name="T6"><text:s text:c="11"/>а) </text:span>выбор врача,</text:h>
      <text:list xml:id="list105351277498382" text:continue-numbering="true" text:style-name="L1">
        <text:list-header>
          <text:p text:style-name="P32"><text:span text:style-name="T30">б) </text:span>уважительное и гуманное отношение со стороны медицинских работников и других лиц, участвующих в оказании медицинской <text:span text:style-name="T25">помощи</text:span>;</text:p>
          <text:p text:style-name="P32"><text:span text:style-name="T30">в) </text:span>получать информацию о фамилии, имени, отчестве и квалификации лечащего врача и других лиц, непосредственно участвующих в оказании ему медицинской помощи;</text:p>
          <text:p text:style-name="P33"><text:span text:style-name="T6">г) </text:span>диагностику и лечение, в условиях, соответствующих санитарно - гигиеническим требованиям;</text:p>
          <text:p text:style-name="P33"><text:span text:style-name="T6">д) </text:span>облегчение боли, связанной с заболеванием и (или) медицинским вмешательством, доступными методами и лекарственными препаратами;</text:p>
          <text:p text:style-name="P33"><text:span text:style-name="T6">д) </text:span>получение информации о своих правах и обязанностях, состоянии своего здоровья, о целях, методах оказания медицинской помощи, связанном с ними риске, возможных вариантах медицинского вмешательства, о его последствиях, а также о предполагаемых результатах оказания медицинской помощи;</text:p>
          <text:p text:style-name="P33"><text:span text:style-name="T6">е) </text:span>выбор лиц, которым в интересах <text:span text:style-name="T1">п</text:span>ациента может быть передана информация о состоянии его здоровья (<text:span text:style-name="T1">по письменному заявлению пациента)</text:span>;</text:p>
          <text:p text:style-name="P33"><text:span text:style-name="T6">ж) </text:span>защиту персональных данных; сведений, составляющих врачебную тайну;</text:p>
          <text:p text:style-name="P33"><text:span text:style-name="T6">з) </text:span>отказ от медицинского вмешательства;</text:p>
          <text:p text:style-name="P33"><text:span text:style-name="T6">и) </text:span>возмещение вреда, причиненного здоровью при оказании ему медицинской помощи;</text:p>
          <text:p text:style-name="P19"><text:span text:style-name="T6">к) </text:span>другие права в соответствии с действующим законодательством Российской Федерации.</text:p>
        </text:list-header>
        <text:list-item>
          <text:p text:style-name="P19"/>
          <text:p text:style-name="P23"><text:soft-page-break/><text:span text:style-name="T24">5</text:span>.2. <text:span text:style-name="T23">Пациент обязан:</text:span></text:p>
          <text:p text:style-name="P33"><text:span text:style-name="T6">а) </text:span>cоблюдать настоящие Правила оказания медицинских услуг;</text:p>
          <text:p text:style-name="P32"><text:span text:style-name="T30">б) </text:span>своевременно приходить на прием к врачу;</text:p>
          <text:p text:style-name="P33"><text:span text:style-name="T6">в) </text:span>соблюдать режим лечения, <text:span text:style-name="T1">выполнять данные врачом рекомендации;</text:span></text:p>
          <text:p text:style-name="P33"><text:span text:style-name="T6">г) </text:span>проявлять в общении с работниками <text:span text:style-name="T1">клиники</text:span> такт, уважение и доброжелательность;</text:p>
          <text:p text:style-name="P33"><text:span text:style-name="T6">д) </text:span>не предпринимать действий, способных нарушить права других <text:span text:style-name="T1">п</text:span>ациентов и работников <text:span text:style-name="T1">клиники</text:span>;</text:p>
          <text:p text:style-name="P33"><text:span text:style-name="T6">е) </text:span>соблюдать санитарно-противоэпидемиологический режим;</text:p>
          <text:p text:style-name="P33"><text:span text:style-name="T6">ж) </text:span>проявлять доброжелательное и вежливое отношение к другим <text:span text:style-name="T1">п</text:span>ациентам, соблюдать очерёдность записи на прием к врачу;</text:p>
          <text:p text:style-name="P33"><text:span text:style-name="T6">з) </text:span>ознакомиться и подписать договор на оказание медицинских услуг, информированное согласие на медицинское вмешательство или отказ от медицинского вмешательства;</text:p>
          <text:p text:style-name="P33"><text:span text:style-name="T6">и) </text:span>оформлять в письменной форме свой отказ от получения информации против своей воли о состоянии здоровья, о результатах обследования, наличии заболевания, его диагнозе и прогнозе, в том числе, в случаях неблагоприятного прогноза развития заболевания; отказ от госпитализации;</text:p>
          <text:p text:style-name="P33"><text:span text:style-name="T6">к) </text:span>предоставлять лицу, оказывающему медицинскую помощь, известную ему <text:span text:style-name="T23">достоверную информацию о состоянии своего здоровья</text:span>;</text:p>
          <text:p text:style-name="P33"><text:span text:style-name="T6">л) </text:span>бережно относиться к имуществу Общества;</text:p>
          <text:p text:style-name="P34"><text:span text:style-name="Font_20_Style21"><text:span text:style-name="T43">м) </text:span></text:span><text:span text:style-name="Font_20_Style21"><text:span text:style-name="T41">соблюдать требования пожарной безопасности.</text:span></text:span></text:p>
        </text:list-item>
      </text:list>
      <text:p text:style-name="P35"><text:span text:style-name="Font_20_Style21"><text:span text:style-name="T41"/></text:span></text:p>
      <text:p text:style-name="P20"><text:s/><text:span text:style-name="T25">Правила поведения Пациентов и посетителей</text:span><text:span text:style-name="T29"> </text:span></text:p>
      <text:p text:style-name="P21"><text:span text:style-name="T61">в целях соблюдения общественного порядка, соблюдения санитарно-эпидемиологического режима запрещается:</text:span></text:p>
      <text:list xml:id="list3343682218394848208" text:style-name="L2">
        <text:list-header>
          <text:p text:style-name="P3"><text:span text:style-name="T6">а) </text:span>курить <text:span text:style-name="T7">в </text:span><text:s/>помещениях <text:span text:style-name="T1">клиники</text:span>;</text:p>
          <text:p text:style-name="P3"><text:span text:style-name="T6">б )</text:span>громко разговаривать, в том числе по мобильному телефону, шуметь, хлопать дверьми;</text:p>
          <text:p text:style-name="P3"><text:span text:style-name="T6">в) </text:span>оставлять малолетних детей без присмотра;</text:p>
          <text:p text:style-name="P3"><text:span text:style-name="T6">г) </text:span>находиться в <text:span text:style-name="T1">кабинетах</text:span> в верхней одежде (<text:span text:style-name="T3">в том числе головном уборе</text:span><text:span text:style-name="T1">) </text:span>и <text:span text:style-name="T1">в </text:span>обуви <text:span text:style-name="T1">без бахил;</text:span></text:p>
          <text:p text:style-name="P3"><text:span text:style-name="T6">д) </text:span>оставлять без присмотра личные вещи в помещениях <text:span text:style-name="T1">клиники</text:span>;</text:p>
          <text:p text:style-name="P3"><text:span text:style-name="T6">е) </text:span>являться на прием к врачу в <text:span text:style-name="T23">алкогольном, наркотическом</text:span> и ином токсическом опьянении. <text:span text:style-name="T5">В д</text:span><text:span text:style-name="T4">анн</text:span><text:span text:style-name="T3">ой ситуации за врачом оставляется право отказать в приеме.</text:span> <text:span text:style-name="T1">При неадекватном поведении таких пациентов возможен вызов правоохранительных органов.</text:span></text:p>
          <text:p text:style-name="P3"><text:span text:style-name="T6">ж) </text:span>вести себя некорректно по отношению к посетителям и сотрудникам <text:span text:style-name="T1">клиники</text:span>, громко и вызывающе выражать свои эмоции;</text:p>
          <text:p text:style-name="P6"><text:span text:style-name="Font_20_Style21"><text:span text:style-name="T14">з) </text:span></text:span><text:span text:style-name="Font_20_Style21"><text:span text:style-name="T13">пользоваться в кабинете врача мобильными устройствами (телефоны, планшеты, плеер</text:span></text:span><text:span text:style-name="Font_20_Style21"><text:span text:style-name="T15">).</text:span></text:span></text:p>
        </text:list-header>
      </text:list>
      <text:p text:style-name="P29"><text:span text:style-name="T12"><text:s/><text:tab/></text:span></text:p>
      <text:p text:style-name="P30"><text:span text:style-name="Font_20_Style21"><text:span text:style-name="T39">6</text:span></text:span><text:span text:style-name="Font_20_Style21"><text:span text:style-name="T38">.Ответственность исполнителя при предоставлении медицинских услуг</text:span></text:span></text:p>
      <text:p text:style-name="P11"/>
      <text:p text:style-name="P12"><text:span text:style-name="Font_20_Style21"><text:span text:style-name="T44">6</text:span></text:span><text:span text:style-name="Font_20_Style21"><text:span text:style-name="T41">.1.В соответствии с законодательством Российской Федерации ООО «Доступная Стоматология» несет ответственность перед потребителем за неисполнение или ненадлежащее исполнение условий договора, несоблюдение требований, предъявляемых к методам диагностики, профилактики и лечения, разрешенным на территории Российской Федерации, а также в случае причинения вреда здоровью и жизни потребителя.</text:span></text:span></text:p>
      <text:p text:style-name="P12"><text:span text:style-name="Font_20_Style21"><text:span text:style-name="T44">6</text:span></text:span><text:span text:style-name="Font_20_Style21"><text:span text:style-name="T41">.2.Потребители, пользующиеся услугами, вправе предъявлять требования о возмещении убытков, причиненных неисполнением или ненадлежащим исполнением условий договора, возмещении ущерба в случае применения вреда здоровью и жизни, а также о компенсации за </text:span></text:span><text:soft-page-break/><text:span text:style-name="Font_20_Style21"><text:span text:style-name="T41">причинение морального вреда в соответствии с законодательством Российской Федерации и настоящим Положением.</text:span></text:span></text:p>
      <text:p text:style-name="P12"><text:span text:style-name="Font_20_Style21"><text:span text:style-name="T44">6</text:span></text:span><text:span text:style-name="Font_20_Style21"><text:span text:style-name="T41">.4.Претензии и споры, возникшие между потребителем и ООО «Доступная Стоматология», разрешаются по соглашению сторон или в судебном порядке.</text:span></text:span></text:p>
      <text:p text:style-name="P12"><text:span text:style-name="Font_20_Style21"><text:span text:style-name="T44">6</text:span></text:span><text:span text:style-name="Font_20_Style21"><text:span text:style-name="T41">.5.ООО «Доступная Стоматология» освобождается от ответственности за неисполнение или ненадлежащее исполнение обязательств по договору оказания медицинских услуг, если неисполнение или ненадлежащее исполнение им своих обязательств произошло вследствие непреодолимой силы, а также по иным основаниям, предусмотренным законом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" svg:font-family="Mangal"/>
    <style:font-face style:name="Tahoma1" svg:font-family="Tahoma, Verdana, Geneva, Arial, Helvetica, sans-serif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/>
      <style:text-properties fo:font-variant="small-caps" fo:font-size="26pt" fo:language="none" fo:country="none" style:font-size-asian="26pt" style:font-size-complex="26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true"/>
      <style:text-properties fo:font-variant="small-caps" fo:font-size="18pt" fo:letter-spacing="0.009cm" fo:language="none" fo:country="none" style:font-size-asian="18pt" style:font-size-complex="18pt" style:language-complex="ar" style:country-complex="S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line-height="110%"/>
      <style:text-properties fo:font-variant="small-caps" fo:font-size="14pt" fo:language="none" fo:country="none" style:font-size-asian="14pt" style:font-size-complex="14pt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line-height="110%"/>
      <style:text-properties fo:font-variant="small-caps" fo:font-size="13pt" fo:letter-spacing="0.009cm" fo:language="none" fo:country="none" fo:font-style="italic" style:font-size-asian="13pt" style:font-style-asian="italic" style:font-size-complex="13pt" style:language-complex="ar" style:country-complex="SA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line-height="110%"/>
      <style:text-properties fo:font-size="12pt" fo:letter-spacing="0.009cm" fo:language="none" fo:country="none" fo:font-weight="bold" style:font-size-asian="12pt" style:font-weight-asian="bold" style:font-size-complex="12pt" style:language-complex="ar" style:country-complex="SA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line-height="110%"/>
      <style:text-properties fo:font-size="12pt" fo:language="none" fo:country="none" fo:font-style="italic" style:font-size-asian="12pt" style:font-style-asian="italic" style:font-size-complex="12pt" style:language-complex="ar" style:country-complex="SA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line-height="110%"/>
      <style:text-properties fo:color="#595959" fo:font-size="10pt" fo:letter-spacing="0.009cm" fo:language="none" fo:country="none" fo:font-weight="bold" style:font-size-asian="10pt" style:font-weight-asian="bold" style:font-size-complex="10pt" style:language-complex="ar" style:country-complex="SA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cm" loext:contextual-spacing="false"/>
      <style:text-properties fo:color="#5a5a5a" fo:font-size="10pt" fo:language="none" fo:country="none" fo:font-style="italic" fo:font-weight="bold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loext:contextual-spacing="false"/>
      <style:text-properties fo:color="#7f7f7f" fo:font-size="10pt" fo:language="none" fo:country="none" fo:font-weight="bold" style:font-size-asian="10pt" style:font-weight-asian="bold" style:font-size-complex="10pt" style:language-complex="ar" style:country-complex="SA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cm" loext:contextual-spacing="false" fo:line-height="110%"/>
      <style:text-properties fo:color="#7f7f7f" fo:font-size="9pt" fo:language="none" fo:country="none" fo:font-style="italic" fo:font-weight="bold" style:font-size-asian="9pt" style:font-style-asian="italic" style:font-weight-asian="bold" style:font-size-complex="9pt" style:language-complex="ar" style:country-complex="SA" style:font-style-complex="italic" style:font-weight-complex="bold"/>
    </style:style>
    <style:style style:name="Subtitle" style:family="paragraph" style:parent-style-name="Standard" style:next-style-name="Standard" style:class="chapter">
      <style:text-properties fo:font-variant="small-caps" fo:font-size="14pt" fo:letter-spacing="0.018cm" fo:language="none" fo:country="none" fo:font-style="italic" style:font-size-asian="14pt" style:font-style-asian="italic" style:font-size-complex="14pt" style:language-complex="ar" style:country-complex="SA" style:font-style-complex="italic"/>
    </style:style>
    <style:style style:name="Без_20_интервала" style:display-name="Без интервала" style:family="paragraph" style:parent-style-name="Standard">
      <style:paragraph-properties fo:margin-top="0cm" fo:margin-bottom="0cm" loext:contextual-spacing="false" fo:line-height="100%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Цитата_20_2" style:display-name="Цитата 2" style:family="paragraph" style:parent-style-name="Standard" style:next-style-name="Standard">
      <style:text-properties fo:font-size="10pt" fo:language="none" fo:country="none" fo:font-style="italic" style:font-size-asian="10pt" style:font-style-asian="italic" style:font-size-complex="10pt" style:language-complex="ar" style:country-complex="SA" style:font-style-complex="italic"/>
    </style:style>
    <style:style style:name="Выделенная_20_цитата" style:display-name="Выделенная цитата" style:family="paragraph" style:parent-style-name="Standard" style:next-style-name="Standard">
      <style:paragraph-properties fo:margin-left="2.032cm" fo:margin-right="2.032cm" fo:margin-top="0.423cm" fo:margin-bottom="0.423cm" loext:contextual-spacing="false" fo:line-height="125%" fo:text-align="justify" style:justify-single-word="false" fo:text-indent="0cm" style:auto-text-indent="false" fo:padding-left="0cm" fo:padding-right="0cm" fo:padding-top="0.353cm" fo:padding-bottom="0.353cm" fo:border-left="none" fo:border-right="none" fo:border-top="0.51pt solid #000000" fo:border-bottom="0.51pt solid #000000"/>
      <style:text-properties fo:font-size="10pt" fo:language="none" fo:country="none" fo:font-style="italic" style:font-size-asian="10pt" style:font-style-asian="italic" style:font-size-complex="10pt" style:language-complex="ar" style:country-complex="SA" style:font-style-complex="italic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Char_20_Char_20_Знак_20_Знак_20_Char_20_Char_20_Знак_20_Знак_20_Char_20_Char_20_Знак_20_Знак_20_Char_20_Char_20_Знак_20_Знак_20_Char_20_Char1_20_Знак_20_Знак_20_Char_20_Char" style:display-name="Char Char Знак Знак Char Char Знак Знак Char Char Знак Знак Char Char Знак Знак Char Char1 Знак Знак Char Char" style:family="paragraph" style:parent-style-name="Standard">
      <style:paragraph-properties fo:margin-top="0.494cm" fo:margin-bottom="0.494cm" loext:contextual-spacing="false" fo:line-height="100%"/>
      <style:text-properties style:font-name="Tahoma" fo:font-family="Tahom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ext" style:family="paragraph" style:parent-style-name="Standard" style:class="extra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-0.318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Style8" style:family="paragraph" style:parent-style-name="Standard">
      <style:paragraph-properties fo:margin-left="0cm" fo:margin-right="0cm" fo:margin-top="0cm" fo:margin-bottom="0cm" loext:contextual-spacing="false" fo:line-height="0.559cm" fo:orphans="0" fo:widows="0" fo:text-indent="1.406cm" style:auto-text-indent="false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Arial" fo:font-family="Arial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onsPlusNonformat" style:family="paragraph">
      <style:paragraph-properties fo:orphans="0" fo:widows="0" fo:hyphenation-ladder-count="no-limit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variant="small-caps" fo:font-size="18pt" fo:letter-spacing="0.009cm" style:font-size-asian="18pt" style:font-size-complex="18pt"/>
    </style:style>
    <style:style style:name="Заголовок_20_2_20_Знак" style:display-name="Заголовок 2 Знак" style:family="text">
      <style:text-properties fo:font-variant="small-caps" fo:font-size="14pt" style:font-size-asian="14pt" style:font-size-complex="14pt"/>
    </style:style>
    <style:style style:name="Заголовок_20_3_20_Знак" style:display-name="Заголовок 3 Знак" style:family="text">
      <style:text-properties fo:font-variant="small-caps" fo:font-size="13pt" fo:letter-spacing="0.009cm" fo:font-style="italic" style:font-size-asian="13pt" style:font-style-asian="italic" style:font-size-complex="13pt" style:font-style-complex="italic"/>
    </style:style>
    <style:style style:name="Заголовок_20_4_20_Знак" style:display-name="Заголовок 4 Знак" style:family="text">
      <style:text-properties fo:font-size="12pt" fo:letter-spacing="0.009cm" fo:font-weight="bold" style:font-size-asian="12pt" style:font-weight-asian="bold" style:font-size-complex="12pt" style:font-weight-complex="bold"/>
    </style:style>
    <style:style style:name="Заголовок_20_5_20_Знак" style:display-name="Заголовок 5 Знак" style:family="text">
      <style:text-properties fo:font-size="12pt" fo:font-style="italic" style:font-size-asian="12pt" style:font-style-asian="italic" style:font-size-complex="12pt" style:font-style-complex="italic"/>
    </style:style>
    <style:style style:name="Заголовок_20_6_20_Знак" style:display-name="Заголовок 6 Знак" style:family="text">
      <style:text-properties fo:color="#595959" fo:letter-spacing="0.009cm" fo:font-weight="bold" fo:background-color="#ffffff" style:font-weight-asian="bold" style:font-weight-complex="bold"/>
    </style:style>
    <style:style style:name="Заголовок_20_7_20_Знак" style:display-name="Заголовок 7 Знак" style:family="tex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Заголовок_20_8_20_Знак" style:display-name="Заголовок 8 Знак" style:family="text">
      <style:text-properties fo:color="#7f7f7f" fo:font-size="10pt" fo:font-weight="bold" style:font-size-asian="10pt" style:font-weight-asian="bold" style:font-size-complex="10pt" style:font-weight-complex="bold"/>
    </style:style>
    <style:style style:name="Заголовок_20_9_20_Знак" style:display-name="Заголовок 9 Знак" style:family="text"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Название_20_Знак" style:display-name="Название Знак" style:family="text">
      <style:text-properties fo:font-variant="small-caps" fo:font-size="26pt" style:font-size-asian="26pt" style:font-size-complex="26pt"/>
    </style:style>
    <style:style style:name="Подзаголовок_20_Знак" style:display-name="Подзаголовок Знак" style:family="text">
      <style:text-properties fo:font-variant="small-caps" fo:font-size="14pt" fo:letter-spacing="0.018cm" fo:font-style="italic" style:font-size-asian="14pt" style:font-style-asian="italic" style:font-size-complex="14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letter-spacing="0.018cm" fo:font-style="italic" fo:font-weight="bold" style:font-style-asian="italic" style:font-weight-asian="bold" style:font-style-complex="italic" style:font-weight-complex="bold"/>
    </style:style>
    <style:style style:name="Цитата_20_2_20_Знак" style:display-name="Цитата 2 Знак" style:family="text">
      <style:text-properties fo:font-style="italic" style:font-style-asian="italic" style:font-style-complex="italic"/>
    </style:style>
    <style:style style:name="Выделенная_20_цитата_20_Знак" style:display-name="Выделенная цитата Знак" style:family="text">
      <style:text-properties fo:font-style="italic" style:font-style-asian="italic" style:font-style-complex="italic"/>
    </style:style>
    <style:style style:name="Слабое_20_выделение" style:display-name="Слабое выделение" style:family="text">
      <style:text-properties fo:font-style="italic" style:font-style-asian="italic" style:font-style-complex="italic"/>
    </style:style>
    <style:style style:name="Сильное_20_выделение" style:display-name="Сильное выделение" style:family="text">
      <style:text-properties fo:font-style="italic" fo:font-weight="bold" style:font-style-asian="italic" style:font-weight-asian="bold" style:font-style-complex="italic" style:font-weight-complex="bold"/>
    </style:style>
    <style:style style:name="Слабая_20_ссылка" style:display-name="Слабая ссылка" style:family="text">
      <style:text-properties fo:font-variant="small-caps"/>
    </style:style>
    <style:style style:name="Сильная_20_ссылка" style:display-name="Сильная ссылка" style:family="text">
      <style:text-properties fo:font-variant="small-caps" fo:font-weight="bold" style:font-weight-asian="bold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style="italic" style:font-style-asian="italic" style:font-style-complex="italic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font-size="11pt" fo:language="en" fo:country="US" style:font-size-asian="11pt" style:font-size-complex="11pt" style:language-complex="en" style:country-complex="US"/>
    </style:style>
    <style:style style:name="Font_20_Style21" style:display-name="Font Style21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968cm" fo:margin-left="1.27cm" fo:margin-right="1.2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5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Тамара Васильевна</meta:initial-creator>
    <meta:creation-date>2013-10-29T23:45:00</meta:creation-date>
    <dc:date>2017-05-05T10:53:48.994000000</dc:date>
    <meta:editing-cycles>25</meta:editing-cycles>
    <meta:editing-duration>PT2H42M42S</meta:editing-duration>
    <meta:generator>LibreOffice/5.1.0.3$Windows_x86 LibreOffice_project/5e3e00a007d9b3b6efb6797a8b8e57b51ab1f737</meta:generator>
    <meta:print-date>2017-05-04T14:01:24.343000000</meta:print-date>
    <meta:document-statistic meta:table-count="0" meta:image-count="0" meta:object-count="0" meta:page-count="6" meta:paragraph-count="108" meta:word-count="2045" meta:character-count="17587" meta:non-whitespace-character-count="14737"/>
  </office:meta>
</office:document-meta>
</file>